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40000003085064C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automatic-styles>
    <style:style style:name="Table2" style:family="table">
      <style:table-properties style:width="3.5472in" table:align="left"/>
    </style:style>
    <style:style style:name="Table2.A" style:family="table-column">
      <style:table-column-properties style:column-width="0.8306in"/>
    </style:style>
    <style:style style:name="Table2.B" style:family="table-column">
      <style:table-column-properties style:column-width="0.9222in"/>
    </style:style>
    <style:style style:name="Table2.C" style:family="table-column">
      <style:table-column-properties style:column-width="1.7944in"/>
    </style:style>
    <style:style style:name="Table2.A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A2" style:family="table-cell">
      <style:table-cell-properties style:vertical-align="middle" fo:padding="0in" fo:border="none"/>
    </style:style>
    <style:style style:name="Table2.A3" style:family="table-cell">
      <style:table-cell-properties style:vertical-align="middle" fo:padding-left="0in" fo:padding-right="0in" fo:padding-top="0.0521in" fo:padding-bottom="0in" fo:border-left="none" fo:border-right="none" fo:border-top="0.05pt solid #000000" fo:border-bottom="none"/>
    </style:style>
    <style:style style:name="Table3" style:family="table">
      <style:table-properties style:width="4.1528in" table:align="left"/>
    </style:style>
    <style:style style:name="Table3.A" style:family="table-column">
      <style:table-column-properties style:column-width="0.7375in"/>
    </style:style>
    <style:style style:name="Table3.B" style:family="table-column">
      <style:table-column-properties style:column-width="0.5403in"/>
    </style:style>
    <style:style style:name="Table3.C" style:family="table-column">
      <style:table-column-properties style:column-width="1.3215in"/>
    </style:style>
    <style:style style:name="Table3.D" style:family="table-column">
      <style:table-column-properties style:column-width="0.7104in"/>
    </style:style>
    <style:style style:name="Table3.E" style:family="table-column">
      <style:table-column-properties style:column-width="0.8431in"/>
    </style:style>
    <style:style style:name="Table3.A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A2" style:family="table-cell">
      <style:table-cell-properties style:vertical-align="middle" fo:padding="0in" fo:border="none"/>
    </style:style>
    <style:style style:name="Table3.A3" style:family="table-cell">
      <style:table-cell-properties style:vertical-align="middle" fo:padding-left="0in" fo:padding-right="0in" fo:padding-top="0.0521in" fo:padding-bottom="0in" fo:border-left="none" fo:border-right="none" fo:border-top="0.05pt solid #000000" fo:border-bottom="none"/>
    </style:style>
    <style:style style:name="Table4" style:family="table">
      <style:table-properties style:width="6.2681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0.8215in"/>
    </style:style>
    <style:style style:name="Table4.C" style:family="table-column">
      <style:table-column-properties style:column-width="0.8069in"/>
    </style:style>
    <style:style style:name="Table4.D" style:family="table-column">
      <style:table-column-properties style:column-width="0.8861in"/>
    </style:style>
    <style:style style:name="Table4.E" style:family="table-column">
      <style:table-column-properties style:column-width="1.3611in"/>
    </style:style>
    <style:style style:name="Table4.F" style:family="table-column">
      <style:table-column-properties style:column-width="1.4472in"/>
    </style:style>
    <style:style style:name="Table4.A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A2" style:family="table-cell">
      <style:table-cell-properties style:vertical-align="middle" fo:padding="0in" fo:border="none"/>
    </style:style>
    <style:style style:name="Table4.A3" style:family="table-cell">
      <style:table-cell-properties style:vertical-align="middle" fo:padding-left="0in" fo:padding-right="0in" fo:padding-top="0.0521in" fo:padding-bottom="0in" fo:border-left="none" fo:border-right="none" fo:border-top="0.05pt solid #000000" fo:border-bottom="none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left="-0.1965in" fo:margin-right="0in" fo:text-indent="0in" style:auto-text-indent="false"/>
    </style:style>
    <style:style style:name="P4" style:family="paragraph" style:parent-style-name="Heading_20_1">
      <loext:graphic-properties draw:fill="none"/>
      <style:paragraph-properties fo:margin-left="-0.25in" fo:margin-right="0in" fo:line-height="115%" fo:text-indent="0in" style:auto-text-indent="false" fo:background-color="transparent"/>
      <style:text-properties fo:font-variant="normal" fo:text-transform="none" fo:color="#000000" loext:opacity="100%" style:font-name="apple-system" fo:letter-spacing="normal" fo:font-style="normal" fo:font-weight="normal"/>
    </style:style>
    <style:style style:name="P5" style:family="paragraph" style:parent-style-name="Heading_20_2">
      <style:paragraph-properties fo:margin-left="0in" fo:margin-right="0in" fo:margin-top="0.25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000000" loext:opacity="100%" style:font-name="apple-system" fo:letter-spacing="normal" fo:font-style="normal" fo:font-weight="normal"/>
    </style:style>
    <style:style style:name="P6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7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 fo:break-before="page"/>
      <style:text-properties fo:font-variant="normal" fo:text-transform="none" fo:color="#000000" loext:opacity="100%" style:font-name="apple-system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margin-top="0in" fo:margin-bottom="0.0972in" style:contextual-spacing="false" fo:orphans="2" fo:widows="2" fo:text-indent="0in" style:auto-text-indent="false" fo:padding-left="0.1665in" fo:padding-right="0in" fo:padding-top="0.1665in" fo:padding-bottom="0.1665in" fo:border-left="0.06pt solid #000000" fo:border-right="none" fo:border-top="0.06pt solid #000000" fo:border-bottom="0.06pt solid #000000"/>
    </style:style>
    <style:style style:name="P9" style:family="paragraph" style:parent-style-name="Preformatted_20_Text">
      <style:paragraph-properties fo:margin-top="0in" fo:margin-bottom="0.0972in" style:contextual-spacing="false" fo:orphans="2" fo:widows="2" fo:text-indent="0in" style:auto-text-indent="false" fo:padding-left="0.1665in" fo:padding-right="0in" fo:padding-top="0.1665in" fo:padding-bottom="0.1665in" fo:border-left="0.06pt solid #000000" fo:border-right="none" fo:border-top="0.06pt solid #000000" fo:border-bottom="0.06pt solid #000000"/>
    </style:style>
    <style:style style:name="P10" style:family="paragraph" style:parent-style-name="Preformatted_20_Text">
      <style:paragraph-properties fo:margin-top="0in" fo:margin-bottom="0.0972in" style:contextual-spacing="false" fo:orphans="2" fo:widows="2" fo:text-indent="0in" style:auto-text-indent="false" fo:padding-left="0.1665in" fo:padding-right="0in" fo:padding-top="0.1665in" fo:padding-bottom="0.1665in" fo:border-left="0.06pt solid #000000" fo:border-right="none" fo:border-top="0.06pt solid #000000" fo:border-bottom="0.06pt solid #000000"/>
      <style:text-properties officeooo:paragraph-rsid="000ead5c"/>
    </style:style>
    <style:style style:name="P11" style:family="paragraph" style:parent-style-name="Preformatted_20_Text">
      <style:paragraph-properties fo:margin-left="0in" fo:margin-right="0in" fo:margin-top="0in" fo:margin-bottom="0.0972in" style:contextual-spacing="false" fo:orphans="2" fo:widows="2" fo:text-indent="0in" style:auto-text-indent="false" fo:padding-left="0.1665in" fo:padding-right="0in" fo:padding-top="0.1665in" fo:padding-bottom="0.1665in" fo:border-left="0.06pt solid #000000" fo:border-right="none" fo:border-top="0.06pt solid #000000" fo:border-bottom="0.06pt solid #000000"/>
      <style:text-properties officeooo:paragraph-rsid="000ead5c"/>
    </style:style>
    <style:style style:name="P12" style:family="paragraph" style:parent-style-name="Standard">
      <style:paragraph-properties fo:line-height="100%"/>
      <style:text-properties style:font-name="Quicksand" fo:font-size="10pt" fo:font-weight="bold" style:font-name-asian="Quicksand1" style:font-size-asian="10pt" style:font-weight-asian="bold" style:font-name-complex="Quicksand1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Quicksand" fo:font-size="10pt" fo:font-weight="bold" style:font-name-asian="Quicksand1" style:font-size-asian="10pt" style:font-weight-asian="bold" style:font-name-complex="Quicksand1" style:font-size-complex="10pt"/>
    </style:style>
    <style:style style:name="P14" style:family="paragraph" style:parent-style-name="Standard">
      <style:paragraph-properties fo:margin-left="-0.1965in" fo:margin-right="0in" fo:text-indent="0in" style:auto-text-indent="false" fo:break-before="auto" fo:break-after="auto"/>
      <style:text-properties style:font-name="Quicksand" fo:font-size="10pt" style:font-name-asian="Quicksand1" style:font-size-asian="10pt" style:font-name-complex="Quicksand1" style:font-size-complex="10pt"/>
    </style:style>
    <style:style style:name="P15" style:family="paragraph" style:parent-style-name="Standard" style:master-page-name="Standard">
      <loext:graphic-properties draw:fill="none"/>
      <style:paragraph-properties fo:margin-left="-0.25in" fo:margin-right="0in" fo:line-height="115%" fo:text-indent="0in" style:auto-text-indent="false" style:page-number="1" fo:break-before="auto" fo:break-after="auto" fo:background-color="transparent"/>
    </style:style>
    <style:style style:name="P16" style:family="paragraph" style:parent-style-name="Standard">
      <loext:graphic-properties draw:fill="none"/>
      <style:paragraph-properties fo:margin-left="-0.25in" fo:margin-right="0in" fo:line-height="115%" fo:text-indent="0in" style:auto-text-indent="false" fo:background-color="transparent"/>
    </style:style>
    <style:style style:name="P17" style:family="paragraph" style:parent-style-name="Standard">
      <loext:graphic-properties draw:fill="none"/>
      <style:paragraph-properties fo:margin-left="-0.25in" fo:margin-right="0in" fo:line-height="115%" fo:text-indent="0in" style:auto-text-indent="false" fo:background-color="transparent"/>
      <style:text-properties officeooo:rsid="000ead5c" officeooo:paragraph-rsid="000ead5c"/>
    </style:style>
    <style:style style:name="P18" style:family="paragraph" style:parent-style-name="Table_20_Contents">
      <style:paragraph-properties fo:margin-left="0in" fo:margin-right="0in" fo:text-indent="0in" style:auto-text-indent="false"/>
    </style:style>
    <style:style style:name="P19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1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22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23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24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25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26" style:family="paragraph" style:parent-style-name="Text_20_body" style:list-style-name="L4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27" style:family="paragraph" style:parent-style-name="Text_20_body" style:list-style-name="L5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28" style:family="paragraph" style:parent-style-name="Text_20_body" style:list-style-name="L6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P29" style:family="paragraph" style:parent-style-name="Text_20_body" style:list-style-name="L7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1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0ead5c"/>
    </style:style>
    <style:style style:name="T3" style:family="text">
      <style:text-properties fo:font-variant="normal" fo:text-transform="none" fo:color="#000000" loext:opacity="100%" style:font-name="apple-system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0ead5c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font-name="apple-system" fo:font-size="10.5pt" fo:letter-spacing="normal" fo:font-style="normal" fo:font-weight="bold" officeooo:rsid="000ead5c" style:font-weight-asian="bold" style:font-weight-complex="bold"/>
    </style:style>
    <style:style style:name="T7" style:family="text">
      <style:text-properties fo:font-variant="normal" fo:text-transform="none" fo:color="#000000" loext:opacity="100%" style:font-name="var vscode-editor-font-family" fo:font-size="10.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000000" loext:opacity="100%" style:font-name="var vscode-editor-font-family" fo:font-size="10.5pt" fo:letter-spacing="normal" fo:font-style="normal" fo:font-weight="normal" officeooo:rsid="000ead5c" loext:padding="0in" loext:border="none"/>
    </style:style>
    <style:style style:name="T9" style:family="text">
      <style:text-properties fo:font-variant="normal" fo:text-transform="none" fo:color="#000000" loext:opacity="100%" style:font-name="var vscode-editor-font-family" fo:font-size="10.5pt" fo:letter-spacing="normal" fo:font-style="normal" fo:font-weight="normal" officeooo:rsid="000fe1a6" loext:padding="0in" loext:border="none"/>
    </style:style>
    <style:style style:name="T10" style:family="text">
      <style:text-properties officeooo:rsid="000ead5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><text:bookmark text:name="examen-de-bases-de-dades"/>Examen de Bases de Dades</text:p>
      <text:p text:style-name="P5"><text:bookmark text:name="primera-part-normalitzaci%C3%B3-4-punts"/>Primera part, normalització <text:span text:style-name="T10">3</text:span> punts</text:p>
      <text:p text:style-name="P20"><text:span text:style-name="Strong_20_Emphasis"><text:span text:style-name="T1">Indicacions generals:</text:span></text:span></text:p>
      <text:list text:style-name="L1">
        <text:list-item>
          <text:p text:style-name="P22">Llegeix atentament els enunciats de cada exercici.</text:p>
        </text:list-item>
        <text:list-item>
          <text:p text:style-name="P21"><text:span text:style-name="T1">Els atributs que formen part de les claus primàries queden identificats amb el símbol </text:span><text:span text:style-name="Source_20_Text"><text:span text:style-name="T7">_</text:span></text:span><text:span text:style-name="T1"> davant del seu nom. Ex: </text:span><text:span text:style-name="Source_20_Text"><text:span text:style-name="T7">_Client_ID</text:span></text:span></text:p>
        </text:list-item>
      </text:list>
      <text:p text:style-name="Horizontal_20_Line"/>
      <text:p text:style-name="P6"><text:bookmark text:name="exercici-11-primera-forma-normal-1nf"/>Exercici 1.1: Primera Forma Normal (1NF)</text:p>
      <text:p text:style-name="P23">La següent taula conté informació sobre clients i les seves comandes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9"><text:span text:style-name="Strong_20_Emphasis">_Client_ID</text:span></text:p>
            </table:table-cell>
            <table:table-cell table:style-name="Table2.A1" office:value-type="string">
              <text:p text:style-name="P19"><text:span text:style-name="Strong_20_Emphasis">Nom_Client</text:span></text:p>
            </table:table-cell>
            <table:table-cell table:style-name="Table2.A1" office:value-type="string">
              <text:p text:style-name="P19"><text:span text:style-name="Strong_20_Emphasis">Comandes</text:span></text:p>
            </table:table-cell>
          </table:table-row>
        </table:table-header-rows>
        <table:table-row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8">Maria Pérez</text:p>
          </table:table-cell>
          <table:table-cell table:style-name="Table2.A2" office:value-type="string">
            <text:p text:style-name="P18">Bolígrafs, 5; Llibretes, 10</text:p>
          </table:table-cell>
        </table:table-row>
        <table:table-row>
          <table:table-cell table:style-name="Table2.A3" office:value-type="string">
            <text:p text:style-name="P18">2</text:p>
          </table:table-cell>
          <table:table-cell table:style-name="Table2.A3" office:value-type="string">
            <text:p text:style-name="P18">Joan López</text:p>
          </table:table-cell>
          <table:table-cell table:style-name="Table2.A3" office:value-type="string">
            <text:p text:style-name="P18">Llibres, 2</text:p>
          </table:table-cell>
        </table:table-row>
        <table:table-row>
          <table:table-cell table:style-name="Table2.A3" office:value-type="string">
            <text:p text:style-name="P18">3</text:p>
          </table:table-cell>
          <table:table-cell table:style-name="Table2.A3" office:value-type="string">
            <text:p text:style-name="P18">Anna Soler</text:p>
          </table:table-cell>
          <table:table-cell table:style-name="Table2.A3" office:value-type="string">
            <text:p text:style-name="Table_20_Contents">Bolígrafs, 3; Llibres, 4</text:p>
          </table:table-cell>
        </table:table-row>
      </table:table>
      <text:p text:style-name="P20"><text:span text:style-name="Source_20_Text"><text:span text:style-name="T7">Comandes: client_id (pk), nom_client, comandes</text:span></text:span></text:p>
      <text:p text:style-name="P20"><text:span text:style-name="Strong_20_Emphasis"><text:span text:style-name="T1">Tasques:</text:span></text:span></text:p>
      <text:list text:style-name="L2">
        <text:list-item>
          <text:p text:style-name="P24">Explica per què aquesta taula no compleix la 1NF.</text:p>
        </text:list-item>
        <text:list-item>
          <text:p text:style-name="P24">Explica com ho fem per passar a 1FN.</text:p>
        </text:list-item>
        <text:list-item>
          <text:p text:style-name="P24">Passa a 1FN. Escriu la taula amb dues fileres de dades.</text:p>
        </text:list-item>
      </text:list>
      <text:p text:style-name="P20"><text:span text:style-name="Strong_20_Emphasis"><text:span text:style-name="T1">Notes</text:span></text:span></text:p>
      <text:list text:style-name="L3">
        <text:list-item>
          <text:p text:style-name="P25">Recorda que en passar a 1a forma normal pot ser que hagis de reconsiderar quins camps formen part de la pk.</text:p>
        </text:list-item>
      </text:list>
      <text:p text:style-name="Horizontal_20_Line"/>
      <text:p text:style-name="P6"/>
      <text:p text:style-name="P7"><text:bookmark text:name="exercici-12-segona-forma-normal-2nf"/>Exercici 1.2: Segona Forma Normal (2NF)</text:p>
      <text:p text:style-name="P23">La següent taula conté informació sobre cates de vin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9"><text:span text:style-name="Strong_20_Emphasis">_Cata_ID</text:span></text:p>
            </table:table-cell>
            <table:table-cell table:style-name="Table3.A1" office:value-type="string">
              <text:p text:style-name="P19"><text:span text:style-name="Strong_20_Emphasis">_Vi_ID</text:span></text:p>
            </table:table-cell>
            <table:table-cell table:style-name="Table3.A1" office:value-type="string">
              <text:p text:style-name="P19"><text:span text:style-name="Strong_20_Emphasis">Nom_Vi</text:span></text:p>
            </table:table-cell>
            <table:table-cell table:style-name="Table3.A1" office:value-type="string">
              <text:p text:style-name="P19"><text:span text:style-name="Strong_20_Emphasis">Tipus_Vi</text:span></text:p>
            </table:table-cell>
            <table:table-cell table:style-name="Table3.A1" office:value-type="string">
              <text:p text:style-name="P19"><text:span text:style-name="Strong_20_Emphasis">Puntuació</text:span></text:p>
            </table:table-cell>
          </table:table-row>
        </table:table-header-rows>
        <table:table-row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101</text:p>
          </table:table-cell>
          <table:table-cell table:style-name="Table3.A2" office:value-type="string">
            <text:p text:style-name="P18">Vi Blanc Rústic</text:p>
          </table:table-cell>
          <table:table-cell table:style-name="Table3.A2" office:value-type="string">
            <text:p text:style-name="P18">Blanc</text:p>
          </table:table-cell>
          <table:table-cell table:style-name="Table3.A2" office:value-type="string">
            <text:p text:style-name="P18">85</text:p>
          </table:table-cell>
        </table:table-row>
        <table:table-row>
          <table:table-cell table:style-name="Table3.A3" office:value-type="string">
            <text:p text:style-name="P18">1</text:p>
          </table:table-cell>
          <table:table-cell table:style-name="Table3.A3" office:value-type="string">
            <text:p text:style-name="P18">102</text:p>
          </table:table-cell>
          <table:table-cell table:style-name="Table3.A3" office:value-type="string">
            <text:p text:style-name="P18">Vi Negre Premium</text:p>
          </table:table-cell>
          <table:table-cell table:style-name="Table3.A3" office:value-type="string">
            <text:p text:style-name="P18">Negre</text:p>
          </table:table-cell>
          <table:table-cell table:style-name="Table3.A3" office:value-type="string">
            <text:p text:style-name="P18">90</text:p>
          </table:table-cell>
        </table:table-row>
        <table:table-row>
          <table:table-cell table:style-name="Table3.A3" office:value-type="string">
            <text:p text:style-name="P18">2</text:p>
          </table:table-cell>
          <table:table-cell table:style-name="Table3.A3" office:value-type="string">
            <text:p text:style-name="P18">103</text:p>
          </table:table-cell>
          <table:table-cell table:style-name="Table3.A3" office:value-type="string">
            <text:p text:style-name="P18">Vi Rosat Elegant</text:p>
          </table:table-cell>
          <table:table-cell table:style-name="Table3.A3" office:value-type="string">
            <text:p text:style-name="P18">Rosat</text:p>
          </table:table-cell>
          <table:table-cell table:style-name="Table3.A3" office:value-type="string">
            <text:p text:style-name="Table_20_Contents">88</text:p>
          </table:table-cell>
        </table:table-row>
      </table:table>
      <text:p text:style-name="P20"><text:span text:style-name="Source_20_Text"><text:span text:style-name="T7">Cates: cata_id (pk), vi_id, nom_vi, tipus_vi, puntuació</text:span></text:span></text:p>
      <text:p text:style-name="P20"><text:span text:style-name="Strong_20_Emphasis"><text:span text:style-name="T1">Tasques:</text:span></text:span></text:p>
      <text:list text:style-name="L4">
        <text:list-item>
          <text:p text:style-name="P26">Explica per què aquesta taula no compleix la 2NF.</text:p>
        </text:list-item>
        <text:list-item>
          <text:p text:style-name="P26">Explica com ho fem per passar a 2FN.</text:p>
        </text:list-item>
        <text:list-item>
          <text:p text:style-name="P26">Passa a 2FN. No cal que escriguis les dades, és suficient amb les taules i camps.</text:p>
        </text:list-item>
      </text:list>
      <text:p text:style-name="Horizontal_20_Line"/>
      <text:p text:style-name="P6"><text:bookmark text:name="exercici-13-tercera-forma-normal-3nf"/>Exercici 1.3: Tercera Forma Normal (3NF)</text:p>
      <text:p text:style-name="P23">La següent taula conté informació sobre facture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P19"><text:span text:style-name="Strong_20_Emphasis">_Factura_ID</text:span></text:p>
            </table:table-cell>
            <table:table-cell table:style-name="Table4.A1" office:value-type="string">
              <text:p text:style-name="P19"><text:span text:style-name="Strong_20_Emphasis">Data</text:span></text:p>
            </table:table-cell>
            <table:table-cell table:style-name="Table4.A1" office:value-type="string">
              <text:p text:style-name="P19"><text:span text:style-name="Strong_20_Emphasis">_Client_ID</text:span></text:p>
            </table:table-cell>
            <table:table-cell table:style-name="Table4.A1" office:value-type="string">
              <text:p text:style-name="P19"><text:span text:style-name="Strong_20_Emphasis">Nom_Client</text:span></text:p>
            </table:table-cell>
            <table:table-cell table:style-name="Table4.A1" office:value-type="string">
              <text:p text:style-name="P19"><text:span text:style-name="Strong_20_Emphasis">Població del client</text:span></text:p>
            </table:table-cell>
            <table:table-cell table:style-name="Table4.A1" office:value-type="string">
              <text:p text:style-name="P19"><text:span text:style-name="Strong_20_Emphasis">Província del client</text:span></text:p>
            </table:table-cell>
          </table:table-row>
        </table:table-header-rows>
        <table:table-row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2024-01-15</text:p>
          </table:table-cell>
          <table:table-cell table:style-name="Table4.A2" office:value-type="string">
            <text:p text:style-name="P18">101</text:p>
          </table:table-cell>
          <table:table-cell table:style-name="Table4.A2" office:value-type="string">
            <text:p text:style-name="P18">Maria Pérez</text:p>
          </table:table-cell>
          <table:table-cell table:style-name="Table4.A2" office:value-type="string">
            <text:p text:style-name="P18">Barcelona</text:p>
          </table:table-cell>
          <table:table-cell table:style-name="Table4.A2" office:value-type="string">
            <text:p text:style-name="P18">Barcelonès</text:p>
          </table:table-cell>
        </table:table-row>
        <table:table-row>
          <table:table-cell table:style-name="Table4.A3" office:value-type="string">
            <text:p text:style-name="P18">2</text:p>
          </table:table-cell>
          <table:table-cell table:style-name="Table4.A3" office:value-type="string">
            <text:p text:style-name="P18">2024-01-16</text:p>
          </table:table-cell>
          <table:table-cell table:style-name="Table4.A3" office:value-type="string">
            <text:p text:style-name="P18">102</text:p>
          </table:table-cell>
          <table:table-cell table:style-name="Table4.A3" office:value-type="string">
            <text:p text:style-name="P18">Joan López</text:p>
          </table:table-cell>
          <table:table-cell table:style-name="Table4.A3" office:value-type="string">
            <text:p text:style-name="P18">Tarragona</text:p>
          </table:table-cell>
          <table:table-cell table:style-name="Table4.A3" office:value-type="string">
            <text:p text:style-name="P18">Tarragonès</text:p>
          </table:table-cell>
        </table:table-row>
        <table:table-row>
          <table:table-cell table:style-name="Table4.A3" office:value-type="string">
            <text:p text:style-name="P18">3</text:p>
          </table:table-cell>
          <table:table-cell table:style-name="Table4.A3" office:value-type="string">
            <text:p text:style-name="P18">2024-01-17</text:p>
          </table:table-cell>
          <table:table-cell table:style-name="Table4.A3" office:value-type="string">
            <text:p text:style-name="P18">101</text:p>
          </table:table-cell>
          <table:table-cell table:style-name="Table4.A3" office:value-type="string">
            <text:p text:style-name="P18">Maria Pérez</text:p>
          </table:table-cell>
          <table:table-cell table:style-name="Table4.A3" office:value-type="string">
            <text:p text:style-name="P18">Barcelona</text:p>
          </table:table-cell>
          <table:table-cell table:style-name="Table4.A3" office:value-type="string">
            <text:p text:style-name="Table_20_Contents">Barcelonès</text:p>
          </table:table-cell>
        </table:table-row>
      </table:table>
      <text:p text:style-name="P20"><text:span text:style-name="Source_20_Text"><text:span text:style-name="T7">Factures: factura_id (pk), data, client_id (pk), nom_client, població del client, província del client</text:span></text:span></text:p>
      <text:p text:style-name="P20"><text:span text:style-name="Strong_20_Emphasis"><text:span text:style-name="T1">Tasques:</text:span></text:span></text:p>
      <text:list text:style-name="L5">
        <text:list-item>
          <text:p text:style-name="P27">Explica per què aquesta taula no compleix la 3NF.</text:p>
        </text:list-item>
        <text:list-item>
          <text:p text:style-name="P27">Explica com ho fem per passar a 3FN.</text:p>
        </text:list-item>
        <text:list-item>
          <text:p text:style-name="P27">Passa a 3FN. No cal que escriguis les dades, és suficient amb les taules i camps.</text:p>
        </text:list-item>
      </text:list>
      <text:p text:style-name="P20"><text:span text:style-name="Strong_20_Emphasis"><text:span text:style-name="T1">Notes:</text:span></text:span></text:p>
      <text:list text:style-name="L6">
        <text:list-item>
          <text:p text:style-name="P28">En aquesta empresa numeren les factures tenint en compte el client (factura 1 del client 1, factura 1 del client 2, ...)</text:p>
        </text:list-item>
      </text:list>
      <text:p text:style-name="Horizontal_20_Line"/>
      <text:p text:style-name="P5"><text:bookmark text:name="segona-part-mcd-4-punts"/><text:soft-page-break/>Segona part, MCD <text:span text:style-name="T10">5</text:span> punts</text:p>
      <text:p text:style-name="P23">Els MCD d'han de fer en format CrowFot</text:p>
      <text:p text:style-name="P6"><text:bookmark text:name="exercici-21-crea-el-mcd-daquestes-taules"/>Exercici 2.1: Crea el mcd d'aquestes taules <text:span text:style-name="T10">(2 punts)</text:span></text:p>
      <text:p text:style-name="P8"><text:span text:style-name="Source_20_Text"><text:span text:style-name="T7">Client: Id (pk), nom</text:span></text:span></text:p>
      <text:p text:style-name="P9"><text:span text:style-name="Source_20_Text"><text:span text:style-name="T7">Producte: Id (pk), nom</text:span></text:span></text:p>
      <text:p text:style-name="P9"><text:span text:style-name="Source_20_Text"><text:span text:style-name="T7">SerieFactura: codi (pk), nom</text:span></text:span></text:p>
      <text:p text:style-name="P9"><text:span text:style-name="Source_20_Text"><text:span text:style-name="T7">Factura: client_id (fk</text:span></text:span><text:span text:style-name="Source_20_Text"><text:span text:style-name="T8">1</text:span></text:span><text:span text:style-name="Source_20_Text"><text:span text:style-name="T7"> a Client), codi_serie (</text:span></text:span><text:span text:style-name="Source_20_Text"><text:span text:style-name="T8">pk, </text:span></text:span><text:span text:style-name="Source_20_Text"><text:span text:style-name="T7">fk</text:span></text:span><text:span text:style-name="Source_20_Text"><text:span text:style-name="T8">2</text:span></text:span><text:span text:style-name="Source_20_Text"><text:span text:style-name="T7"> a SerieFactura), </text:span></text:span><text:span text:style-name="Source_20_Text"><text:span text:style-name="T8">numero </text:span></text:span><text:span text:style-name="Source_20_Text"><text:span text:style-name="T9">factura </text:span></text:span><text:span text:style-name="Source_20_Text"><text:span text:style-name="T8">(pk), </text:span></text:span><text:span text:style-name="Source_20_Text"><text:span text:style-name="T7">data</text:span></text:span></text:p>
      <text:p text:style-name="P10"><text:span text:style-name="Source_20_Text"><text:span text:style-name="T7">LiniaFactura: client_id (pk, fk</text:span></text:span><text:span text:style-name="Source_20_Text"><text:span text:style-name="T8">1</text:span></text:span><text:span text:style-name="Source_20_Text"><text:span text:style-name="T7"> a Factura), codi_serie (</text:span></text:span><text:span text:style-name="Source_20_Text"><text:span text:style-name="T8">pk, </text:span></text:span><text:span text:style-name="Source_20_Text"><text:span text:style-name="T7">fk</text:span></text:span><text:span text:style-name="Source_20_Text"><text:span text:style-name="T8">1</text:span></text:span><text:span text:style-name="Source_20_Text"><text:span text:style-name="T7"> a SerieFactura), producte_id (pk, fk</text:span></text:span><text:span text:style-name="Source_20_Text"><text:span text:style-name="T8">2</text:span></text:span><text:span text:style-name="Source_20_Text"><text:span text:style-name="T7"> a Producte), quantitat, preu</text:span></text:span></text:p>
      <text:p text:style-name="P6"><text:bookmark text:name="exercici-22-fes-el-mcd-de"/>Exercici 2.2: Fes el MCD <text:span text:style-name="T10">(3 punts)</text:span></text:p>
      <text:p text:style-name="P20"><text:span text:style-name="Strong_20_Emphasis"><text:span text:style-name="T1">stoplagues</text:span></text:span><text:span text:style-name="T1"> és una empresa especialitzada en eliminació de plagues. Els pots trucar les 24 hores i ells responen. Els </text:span><text:span text:style-name="Strong_20_Emphasis"><text:span text:style-name="T5">treballadors</text:span></text:span><text:span text:style-name="T1"> de l'empresa pot ser </text:span><text:span text:style-name="Strong_20_Emphasis"><text:span text:style-name="T5">personal d'oficina</text:span></text:span><text:span text:style-name="T1"> (que ens interessa a quin departament treballen) o </text:span><text:span text:style-name="Strong_20_Emphasis"><text:span text:style-name="T5">tècnics exterminadors</text:span></text:span><text:span text:style-name="T1"> (que ens interessa la data de naixement). Un treballador no pot ser a la vegada personal d'oficina i tècnic exterminador a la vegada. Els treballadors, tant personal d'oficina com tècnics exterminadors, els identifiquem pel DNI i emmagatzemem nom i telèfon. Els </text:span><text:span text:style-name="Strong_20_Emphasis"><text:span text:style-name="T5">d</text:span></text:span><text:span text:style-name="Strong_20_Emphasis"><text:span text:style-name="T6">epartaments</text:span></text:span><text:span text:style-name="T5"> </text:span><text:span text:style-name="T1">tenen codi i nom i són: RRHH, compres i expedicions. Dels tècnics exterminadors volem saber quins tipus de plagues saben exterminar i amb quin nivell eficiència (de l'1 al 3), a això ho anomanem </text:span><text:span text:style-name="Strong_20_Emphasis"><text:span text:style-name="T5">skill</text:span></text:span><text:span text:style-name="T1">. Els diferents </text:span><text:span text:style-name="Strong_20_Emphasis"><text:span text:style-name="T5">tipus de plagues</text:span></text:span><text:span text:style-name="T1"> estan identificades (p=pusses, r=rates, ...)</text:span></text:p>
      <text:p text:style-name="P20"><text:span text:style-name="T1">Els </text:span><text:span text:style-name="Strong_20_Emphasis"><text:span text:style-name="T5">clients</text:span></text:span><text:span text:style-name="T1"> estan identificats per NIF, emmagatzem el nom també. Quan rebem una trucada d’un client (perquè té una plaga) es crea una </text:span><text:span text:style-name="Strong_20_Emphasis"><text:span text:style-name="T5">petició de servei</text:span></text:span><text:span text:style-name="T1">. A la petició hi ha les dades de contacte, adreça de la plaga, si es tracta d'un servei urgent. Naturalment, a la petició de servei associem de quin client es tracta i de quin tipus de plaga es tracta. Les peticions de servei estan numerades des d'1, per a cada client tornem a numerar. A la petició també queda reflectit quin treballador (que sempre serà personal d'oficina) l'ha creat.</text:span></text:p>
      <text:p text:style-name="P20"><text:span text:style-name="T1">Nota: En fer el MCD d'aquest UD, posa especial atenció a l'AIP de </text:span><text:span text:style-name="Source_20_Text"><text:span text:style-name="T7">petició de servei</text:span></text:span><text:span text:style-name="T1">. Ves amb compte no confonguis instància d'entitats tipus amb entitat subtipus.</text:span></text:p>
      <text:p text:style-name="P5"><text:bookmark text:name="tercera-part-pdm-2-punts"/><text:soft-page-break/>Tercera part, PDM 2 punts</text:p>
      <text:p text:style-name="P6"><text:bookmark text:name="exercici-31-f%C3%A9s-el-diagrama-pdm-model-f%C3%ADsic-de-les-dades"/>Exercici 3.1: Fés el diagrama PDM (model físic de les dades)</text:p>
      <text:p text:style-name="P11"><text:span text:style-name="Source_20_Text"><text:span text:style-name="T7">Client: Id (pk), nom</text:span></text:span></text:p>
      <text:p text:style-name="P10"><text:span text:style-name="Source_20_Text"><text:span text:style-name="T7">Producte: Id (pk), nom</text:span></text:span></text:p>
      <text:p text:style-name="P10"><text:span text:style-name="Source_20_Text"><text:span text:style-name="T7">SerieFactura: codi (pk), nom</text:span></text:span></text:p>
      <text:p text:style-name="P10"><text:span text:style-name="Source_20_Text"><text:span text:style-name="T7">Factura: client_id (fk</text:span></text:span><text:span text:style-name="Source_20_Text"><text:span text:style-name="T8">1</text:span></text:span><text:span text:style-name="Source_20_Text"><text:span text:style-name="T7"> a Client), codi_serie (</text:span></text:span><text:span text:style-name="Source_20_Text"><text:span text:style-name="T8">pk, </text:span></text:span><text:span text:style-name="Source_20_Text"><text:span text:style-name="T7">fk</text:span></text:span><text:span text:style-name="Source_20_Text"><text:span text:style-name="T8">2</text:span></text:span><text:span text:style-name="Source_20_Text"><text:span text:style-name="T7"> a SerieFactura), </text:span></text:span><text:span text:style-name="Source_20_Text"><text:span text:style-name="T8">numero (pk) </text:span></text:span><text:span text:style-name="Source_20_Text"><text:span text:style-name="T7">data</text:span></text:span></text:p>
      <text:p text:style-name="P10"><text:span text:style-name="Source_20_Text"><text:span text:style-name="T7">LiniaFactura: client_id (pk, fk</text:span></text:span><text:span text:style-name="Source_20_Text"><text:span text:style-name="T8">1</text:span></text:span><text:span text:style-name="Source_20_Text"><text:span text:style-name="T7"> a Factura), codi_serie (</text:span></text:span><text:span text:style-name="Source_20_Text"><text:span text:style-name="T8">pk, </text:span></text:span><text:span text:style-name="Source_20_Text"><text:span text:style-name="T7">fk</text:span></text:span><text:span text:style-name="Source_20_Text"><text:span text:style-name="T8">1</text:span></text:span><text:span text:style-name="Source_20_Text"><text:span text:style-name="T7"> a SerieFactura), producte_id (pk, fk</text:span></text:span><text:span text:style-name="Source_20_Text"><text:span text:style-name="T8">2</text:span></text:span><text:span text:style-name="Source_20_Text"><text:span text:style-name="T7"> a Producte), quantitat, preu</text:span></text:span></text:p>
      <text:p text:style-name="P16"/>
      <text:p text:style-name="P17">( És el mateix esquema de taules que l’exercici 2.1)</text:p>
      <text:p text:style-name="P16"/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063in" fo:margin-left="-0.2604in" fo:margin-top="0in" fo:margin-bottom="0in" fo:break-before="auto" fo:break-after="auto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1.166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2in"/>
    </style:style>
    <style:style style:name="Table1.E" style:family="table-column">
      <style:table-column-properties style:column-width="0.9694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middle" fo:padding="0.0694in" fo:border="1.5pt solid #d7ff00"/>
    </style:style>
    <style:style style:name="Table1.E1" style:family="table-cell">
      <style:table-cell-properties fo:background-color="#d7ff00" fo:padding="0.0694in" fo:border="1.5pt solid #d7ff00">
        <style:background-image/>
      </style:table-cell-properties>
    </style:style>
    <style:style style:name="Table1.2" style:family="table-row">
      <style:table-row-properties style:min-row-height="0.2396in" fo:keep-together="auto"/>
    </style:style>
    <style:style style:name="Table1.E2" style:family="table-cell">
      <style:table-cell-properties fo:background-color="#d7ff00" fo:padding="0.0694in" fo:border="1.5pt solid #d7ff00">
        <style:background-image/>
      </style:table-cell-properties>
    </style:style>
    <style:style style:name="Table1.3" style:family="table-row">
      <style:table-row-properties style:min-row-height="0.2083in" fo:keep-together="auto"/>
    </style:style>
    <style:style style:name="Table1.A3" style:family="table-cell">
      <style:table-cell-properties style:vertical-align="" fo:padding="0.0694in" fo:border="1.5pt solid #d7ff00"/>
    </style:style>
    <style:style style:name="Table1.C3" style:family="table-cell">
      <style:table-cell-properties fo:padding-left="0.0813in" fo:padding-right="0.075in" fo:padding-top="0in" fo:padding-bottom="0in" fo:border="1.5pt solid #d7ff00"/>
    </style:style>
    <style:style style:name="Table1.E3" style:family="table-cell">
      <style:table-cell-properties fo:background-color="#d7ff00" fo:padding="0.0694in" fo:border="1.5pt solid #d7ff00">
        <style:background-image/>
      </style:table-cell-properties>
    </style:style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line-height="100%" fo:text-align="center" style:justify-single-word="false"/>
    </style:style>
    <style:style style:name="MP3" style:family="paragraph" style:parent-style-name="Standard">
      <style:paragraph-properties fo:line-height="100%"/>
      <style:text-properties style:font-name="Quicksand" fo:font-size="10pt" fo:font-weight="bold" style:font-name-asian="Quicksand1" style:font-size-asian="10pt" style:font-weight-asian="bold" style:font-name-complex="Quicksand1" style:font-size-complex="10pt"/>
    </style:style>
    <style:style style:name="MP4" style:family="paragraph" style:parent-style-name="Standard">
      <style:paragraph-properties fo:line-height="100%" fo:text-align="center" style:justify-single-word="false"/>
      <style:text-properties style:font-name="Quicksand" fo:font-size="10pt" fo:font-weight="bold" style:font-name-asian="Quicksand1" style:font-size-asian="10pt" style:font-weight-asian="bold" style:font-name-complex="Quicksand1" style:font-size-complex="10pt"/>
    </style:style>
    <style:style style:name="MP5" style:family="paragraph" style:parent-style-name="Standard">
      <style:paragraph-properties fo:margin-left="-0.1965in" fo:margin-right="0in" fo:text-indent="0in" style:auto-text-indent="false" fo:break-before="auto" fo:break-after="auto"/>
      <style:text-properties style:font-name="Quicksand" fo:font-size="10pt" style:font-name-asian="Quicksand1" style:font-size-asian="10pt" style:font-name-complex="Quicksand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83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165in" fo:margin-left="0in" fo:margin-right="0in" fo:margin-bottom="0.877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rows-spanned="2" office:value-type="string">
              <text:p text:style-name="MP2"><draw:frame draw:style-name="Mfr1" draw:name="image1.png" text:anchor-type="as-char" svg:width="1.4953in" svg:height="0.3437in" draw:z-index="3"><draw:image xlink:href="Pictures/10000001000000D40000003085064CC6.png" xlink:type="simple" xlink:show="embed" xlink:actuate="onLoad" draw:mime-type="image/png"/></draw:frame></text:p>
            </table:table-cell>
            <table:table-cell table:style-name="Table1.A1" table:number-columns-spanned="3" office:value-type="string">
              <text:p text:style-name="MP3">Nom i cognoms:</text:p>
            </table:table-cell>
            <table:covered-table-cell/>
            <table:covered-table-cell/>
            <table:table-cell table:style-name="Table1.E1" table:number-rows-spanned="3" office:value-type="string">
              <text:p text:style-name="MP4">Qualificació</text:p>
            </table:table-cell>
          </table:table-row>
          <table:table-row table:style-name="Table1.2">
            <table:covered-table-cell table:style-name="Table1.A1"/>
            <table:table-cell table:style-name="Table1.A1" table:number-columns-spanned="2" office:value-type="string">
              <text:p text:style-name="MP3">Curs i grup: </text:p>
            </table:table-cell>
            <table:covered-table-cell/>
            <table:table-cell table:style-name="Table1.A1" office:value-type="string">
              <text:p text:style-name="MP3">Data:</text:p>
            </table:table-cell>
            <table:covered-table-cell table:style-name="Table1.E1"/>
          </table:table-row>
          <table:table-row table:style-name="Table1.3">
            <table:table-cell table:style-name="Table1.A3" table:number-columns-spanned="2" office:value-type="string">
              <text:p text:style-name="MP3">Matèria:</text:p>
            </table:table-cell>
            <table:covered-table-cell/>
            <table:table-cell table:style-name="Table1.C3" table:number-columns-spanned="2" office:value-type="string">
              <text:p text:style-name="MP3">Unitat: </text:p>
            </table:table-cell>
            <table:covered-table-cell/>
            <table:covered-table-cell table:style-name="Table1.E1"/>
          </table:table-row>
        </table:table>
        <text:p text:style-name="MP5">Les faltes d’ortografia resten 0.05 punts cadascuna fins a un màxim de 1 punt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18T18:46:54.270248057</dc:date>
    <meta:editing-duration>PT3M47S</meta:editing-duration>
    <meta:editing-cycles>1</meta:editing-cycles>
    <meta:document-statistic meta:table-count="4" meta:image-count="1" meta:object-count="0" meta:page-count="4" meta:paragraph-count="114" meta:word-count="755" meta:character-count="4456" meta:non-whitespace-character-count="3825"/>
  </office:meta>
</office:document-meta>
</file>